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1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1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09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1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1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1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25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21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1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1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2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1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2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0728" calcext:value-type="float">
            <text:p>57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2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1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2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3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4052" calcext:value-type="float">
            <text:p>56.80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79888" calcext:value-type="float">
            <text:p>56.90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6903225807" calcext:value-type="float">
            <text:p>56.933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40696" calcext:value-type="float">
            <text:p>56.89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3224" calcext:value-type="float">
            <text:p>56.7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6836129032" calcext:value-type="float">
            <text:p>56.4006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23032" calcext:value-type="float">
            <text:p>56.17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05134193548" calcext:value-type="float">
            <text:p>56.1205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3017931035" calcext:value-type="float">
            <text:p>56.293301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56518709677" calcext:value-type="float">
            <text:p>56.3556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0584827586" calcext:value-type="float">
            <text:p>56.48805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5772903226" calcext:value-type="float">
            <text:p>56.7175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3783225807" calcext:value-type="float">
            <text:p>57.1043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33656" calcext:value-type="float">
            <text:p>57.10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95376" calcext:value-type="float">
            <text:p>57.20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54248" calcext:value-type="float">
            <text:p>57.4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64658064516" calcext:value-type="float">
            <text:p>57.386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3406451613" calcext:value-type="float">
            <text:p>57.159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7832" calcext:value-type="float">
            <text:p>56.96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13132903226" calcext:value-type="float">
            <text:p>56.8913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76736" calcext:value-type="float">
            <text:p>57.0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63647741936" calcext:value-type="float">
            <text:p>57.2663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7076129032" calcext:value-type="float">
            <text:p>57.7357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5198709677" calcext:value-type="float">
            <text:p>57.9665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58725517241" calcext:value-type="float">
            <text:p>57.99587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1576774194" calcext:value-type="float">
            <text:p>58.0551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80144" calcext:value-type="float">
            <text:p>58.0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41458064516" calcext:value-type="float">
            <text:p>57.874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7928516129" calcext:value-type="float">
            <text:p>57.7579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01056" calcext:value-type="float">
            <text:p>57.69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5956129032" calcext:value-type="float">
            <text:p>57.6015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2856" calcext:value-type="float">
            <text:p>57.47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9543225806" calcext:value-type="float">
            <text:p>57.5219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0164" calcext:value-type="float">
            <text:p>57.70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3463483871" calcext:value-type="float">
            <text:p>57.7734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81322758621" calcext:value-type="float">
            <text:p>57.99813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22436" calcext:value-type="float">
            <text:p>58.03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56028387097" calcext:value-type="float">
            <text:p>58.1756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15072" calcext:value-type="float">
            <text:p>57.93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64077419355" calcext:value-type="float">
            <text:p>57.536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83571612903" calcext:value-type="float">
            <text:p>57.3283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95428" calcext:value-type="float">
            <text:p>57.149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21401290323" calcext:value-type="float">
            <text:p>57.0421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0312" calcext:value-type="float">
            <text:p>57.17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3507096774" calcext:value-type="float">
            <text:p>57.3873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07477142857" calcext:value-type="float">
            <text:p>57.58074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94379354839" calcext:value-type="float">
            <text:p>57.8394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7016774194" calcext:value-type="float">
            <text:p>58.5977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0756" calcext:value-type="float">
            <text:p>58.88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124516129" calcext:value-type="float">
            <text:p>58.9451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89552" calcext:value-type="float">
            <text:p>58.84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7496774194" calcext:value-type="float">
            <text:p>58.600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28900645161" calcext:value-type="float">
            <text:p>58.3228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02696" calcext:value-type="float">
            <text:p>58.24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02756129032" calcext:value-type="float">
            <text:p>58.4702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49016" calcext:value-type="float">
            <text:p>58.72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88780689655" calcext:value-type="float">
            <text:p>58.78887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08972413793" calcext:value-type="float">
            <text:p>58.8108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74585806452" calcext:value-type="float">
            <text:p>58.7174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64588387097" calcext:value-type="float">
            <text:p>58.1664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17" calcext:value-type="float">
            <text:p>58.0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72138064516" calcext:value-type="float">
            <text:p>58.0372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46872" calcext:value-type="float">
            <text:p>57.9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92876" calcext:value-type="float">
            <text:p>57.749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73042580645" calcext:value-type="float">
            <text:p>57.5073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416" calcext:value-type="float">
            <text:p>57.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58672258065" calcext:value-type="float">
            <text:p>57.3658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59" calcext:value-type="float">
            <text:p>57.3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0604" calcext:value-type="float">
            <text:p>57.41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9986666667" calcext:value-type="float">
            <text:p>57.6049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25842580645" calcext:value-type="float">
            <text:p>57.8425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33776" calcext:value-type="float">
            <text:p>58.72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72041290323" calcext:value-type="float">
            <text:p>58.6972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096137931" calcext:value-type="float">
            <text:p>58.57609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98507096774" calcext:value-type="float">
            <text:p>58.3398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62312" calcext:value-type="float">
            <text:p>58.1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08364" calcext:value-type="float">
            <text:p>58.05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8344516129" calcext:value-type="float">
            <text:p>58.3818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2376" calcext:value-type="float">
            <text:p>58.61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24757419355" calcext:value-type="float">
            <text:p>58.8424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51384285714" calcext:value-type="float">
            <text:p>58.965138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9927483871" calcext:value-type="float">
            <text:p>59.1999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63870967742" calcext:value-type="float">
            <text:p>59.706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60528" calcext:value-type="float">
            <text:p>59.70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2532" calcext:value-type="float">
            <text:p>59.582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8445517241" calcext:value-type="float">
            <text:p>59.29584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5063225807" calcext:value-type="float">
            <text:p>58.89050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40926451613" calcext:value-type="float">
            <text:p>58.6040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61392" calcext:value-type="float">
            <text:p>58.41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66781935484" calcext:value-type="float">
            <text:p>58.4466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41576" calcext:value-type="float">
            <text:p>58.6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65437142857" calcext:value-type="float">
            <text:p>58.99654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96989677419" calcext:value-type="float">
            <text:p>59.2396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43112258065" calcext:value-type="float">
            <text:p>59.3943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5132413793" calcext:value-type="float">
            <text:p>59.54851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66477419355" calcext:value-type="float">
            <text:p>59.456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908" calcext:value-type="float">
            <text:p>59.2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53878709677" calcext:value-type="float">
            <text:p>58.8153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57357419355" calcext:value-type="float">
            <text:p>58.2557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5216" calcext:value-type="float">
            <text:p>58.0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9567741936" calcext:value-type="float">
            <text:p>58.1929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54256774193" calcext:value-type="float">
            <text:p>58.67542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96733793103" calcext:value-type="float">
            <text:p>58.819673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8840516129" calcext:value-type="float">
            <text:p>58.9588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4332413793" calcext:value-type="float">
            <text:p>59.28943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80088571429" calcext:value-type="float">
            <text:p>59.39800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66702068966" calcext:value-type="float">
            <text:p>59.30667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9333333333" calcext:value-type="float">
            <text:p>59.198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02547142857" calcext:value-type="float">
            <text:p>58.970254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50987142857" calcext:value-type="float">
            <text:p>58.865098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0551111111" calcext:value-type="float">
            <text:p>58.87505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15608275862" calcext:value-type="float">
            <text:p>59.10156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16453333333" calcext:value-type="float">
            <text:p>59.56164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6857777778" calcext:value-type="float">
            <text:p>59.941685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29064" calcext:value-type="float">
            <text:p>59.37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77832" calcext:value-type="float">
            <text:p>59.37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3332" calcext:value-type="float">
            <text:p>62.47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9458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90" meta:object-count="0"/>
    <meta:user-defined meta:name="AppVersion">3.0</meta:user-defined>
  </office:meta>
</office:document-meta>
</file>